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ira Code" svg:font-family="'Fira Code'" style:font-adornments="Regular" style:font-pitch="fixed"/>
    <style:font-face style:name="Fira Code SemiBold" svg:font-family="'Fira Code SemiBold'" style:font-adornments="Bold Italic"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paragraph-rsid="0002fe64"/>
    </style:style>
    <style:style style:name="P2" style:family="paragraph" style:parent-style-name="Standard">
      <style:text-properties officeooo:rsid="00099072" officeooo:paragraph-rsid="00099072"/>
    </style:style>
    <style:style style:name="P3" style:family="paragraph" style:parent-style-name="Standard">
      <style:text-properties officeooo:paragraph-rsid="0004302b"/>
    </style:style>
    <style:style style:name="P4" style:family="paragraph" style:parent-style-name="Standard">
      <style:paragraph-properties fo:margin-left="0in" fo:margin-right="0in" fo:text-indent="0in" style:auto-text-indent="false" style:writing-mode="lr-tb"/>
    </style:style>
    <style:style style:name="P5" style:family="paragraph" style:parent-style-name="Text_20_body">
      <style:text-properties officeooo:paragraph-rsid="000a9c18"/>
    </style:style>
    <style:style style:name="P6" style:family="paragraph" style:parent-style-name="Heading_20_3">
      <style:text-properties officeooo:paragraph-rsid="0002fe64"/>
    </style:style>
    <style:style style:name="P7" style:family="paragraph" style:parent-style-name="Heading_20_3">
      <style:text-properties officeooo:rsid="00099072" officeooo:paragraph-rsid="00099072"/>
    </style:style>
    <style:style style:name="P8" style:family="paragraph" style:parent-style-name="Heading_20_3">
      <style:text-properties officeooo:paragraph-rsid="001b05e9"/>
    </style:style>
    <style:style style:name="P9" style:family="paragraph" style:parent-style-name="Preformatted_20_Text">
      <style:paragraph-properties fo:text-align="start" style:justify-single-word="false" style:writing-mode="lr-tb"/>
    </style:style>
    <style:style style:name="P10" style:family="paragraph" style:parent-style-name="Standard" style:list-style-name="L1"/>
    <style:style style:name="P11" style:family="paragraph" style:parent-style-name="Standard">
      <style:text-properties officeooo:rsid="00099072" officeooo:paragraph-rsid="001b05e9"/>
    </style:style>
    <style:style style:name="P12" style:family="paragraph" style:parent-style-name="Standard">
      <style:text-properties officeooo:paragraph-rsid="001b05e9"/>
    </style:style>
    <style:style style:name="P13" style:family="paragraph" style:parent-style-name="Text_20_body">
      <style:text-properties officeooo:rsid="000fef60" officeooo:paragraph-rsid="000fef60"/>
    </style:style>
    <style:style style:name="P14" style:family="paragraph" style:parent-style-name="Text_20_body">
      <style:text-properties officeooo:paragraph-rsid="000fef60"/>
    </style:style>
    <style:style style:name="P15" style:family="paragraph" style:parent-style-name="Text_20_body">
      <style:text-properties officeooo:rsid="00153469" officeooo:paragraph-rsid="00153469"/>
    </style:style>
    <style:style style:name="P16" style:family="paragraph" style:parent-style-name="Text_20_body" style:list-style-name="L2">
      <style:text-properties officeooo:rsid="00153469" officeooo:paragraph-rsid="00153469"/>
    </style:style>
    <style:style style:name="P17" style:family="paragraph" style:parent-style-name="Text_20_body">
      <style:text-properties officeooo:paragraph-rsid="0002fe64"/>
    </style:style>
    <style:style style:name="P18" style:family="paragraph" style:parent-style-name="Text_20_body">
      <style:text-properties officeooo:paragraph-rsid="000a9c18"/>
    </style:style>
    <style:style style:name="P19" style:family="paragraph" style:parent-style-name="Text_20_body">
      <style:text-properties officeooo:paragraph-rsid="001f08bf"/>
    </style:style>
    <style:style style:name="T1" style:family="text">
      <style:text-properties fo:font-weight="bold" style:font-weight-asian="bold" style:font-weight-complex="bold"/>
    </style:style>
    <style:style style:name="T2" style:family="text">
      <style:text-properties officeooo:rsid="000fef60"/>
    </style:style>
    <style:style style:name="T3" style:family="text">
      <style:text-properties officeooo:rsid="00140a79"/>
    </style:style>
    <style:style style:name="T4" style:family="text">
      <style:text-properties officeooo:rsid="001534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PI</text:h>
      <text:p text:style-name="Standard"/>
      <text:p text:style-name="Standard">Uma API, ou Interface de Programação de Aplicações, é</text:p>
      <text:p text:style-name="Standard">um conjunto de regras e definições que permite que</text:p>
      <text:p text:style-name="Standard">diferentes softwares se comuniquem entre si. Ela funciona</text:p>
      <text:p text:style-name="Standard">como uma ponte, permitindo que um aplicativo acesse</text:p>
      <text:p text:style-name="Standard">funcionalidades ou dados de outro, sem precisar entender</text:p>
      <text:p text:style-name="Standard">o código interno desse segundo aplicativo.</text:p>
      <text:p text:style-name="Standard">Exemplo simples</text:p>
      <text:h text:style-name="Heading_20_3" text:outline-level="3"/>
      <text:list text:style-name="L1">
        <text:list-item>
          <text:p text:style-name="P10">Imagine que você tem um aplicativo ou site de previsão do tempo.</text:p>
        </text:list-item>
        <text:list-item>
          <text:p text:style-name="P10">Em vez de desenvolver seu próprio sistema para obter informações meteorológicas.</text:p>
        </text:list-item>
        <text:list-item>
          <text:p text:style-name="P10">Uma API de um provedor de serviços meteorológicos fornece seus dados.</text:p>
        </text:list-item>
      </text:list>
      <text:p text:style-name="Standard"/>
      <text:h text:style-name="Heading_20_3" text:outline-level="3">O que é uma API REST?</text:h>
      <text:p text:style-name="Standard"/>
      <text:p text:style-name="Standard">As APIs REST (Representational State Transfer) são um</text:p>
      <text:p text:style-name="Standard">estilo arquitetural que define um conjunto de restrições</text:p>
      <text:p text:style-name="Standard">para criar serviços web. Elas utilizam os métodos HTTP</text:p>
      <text:p text:style-name="Standard">padrão (GET, POST, PUT, DELETE) para realizar operações</text:p>
      <text:p text:style-name="Standard">em recursos, proporcionando uma comunicação simples,</text:p>
      <text:p text:style-name="Standard">escalável e padronizada.</text:p>
      <text:p text:style-name="Standard"/>
      <text:h text:style-name="Heading_20_3" text:outline-level="3">Características de uma API REST:</text:h>
      <text:h text:style-name="P6" text:outline-level="3">Stateless: </text:h>
      <text:p text:style-name="P1">Cada requisição do cliente para o servidor contém todas as informações necessárias para compreender e processar a requisição. O servidor não armazena nenhum estado sobre o cliente entre as requisições. Em resumo, o "estado" seria qualquer dado que o servidor normalmente armazenaria para "lembrar-se" de uma interação anterior com o cliente. No contexto de um servidor <text:span text:style-name="Strong_20_Emphasis">stateless</text:span>, esse dado não é mantido entre as requisições, o que aumenta a escalabilidade do sistema.</text:p>
      <text:p text:style-name="P1"/>
      <text:h text:style-name="Heading_20_3" text:outline-level="3"><text:soft-page-break/>Recursos: </text:h>
      <text:p text:style-name="P3">Os dados ou serviços oferecidos pela API são</text:p>
      <text:p text:style-name="Standard">representados como recursos, que podem ser acessados</text:p>
      <text:p text:style-name="Standard">ou manipulados pelos métodos HTTP.</text:p>
      <text:p text:style-name="Standard"/>
      <text:h text:style-name="P8" text:outline-level="3">HTTP:</text:h>
      <text:p text:style-name="P12"/>
      <text:p text:style-name="P12">O HTTP (<text:span text:style-name="T1">Hypertext Transfer Protocol</text:span>) é um protocolo de</text:p>
      <text:p text:style-name="P12">comunicação que permite a transferência de informações</text:p>
      <text:p text:style-name="P12">na internet. Ele é a base para a comunicação entre</text:p>
      <text:p text:style-name="P12">navegadores e servidores Web, sendo utilizado para a transmissão de conteúdo como textos, imagens e vídeos.</text:p>
      <text:p text:style-name="P11"/>
      <text:p text:style-name="P11"><text:span text:style-name="Strong_20_Emphasis">GET</text:span>: busca dados, <text:span text:style-name="Strong_20_Emphasis">POST</text:span>: envia dados, <text:span text:style-name="Strong_20_Emphasis">PUT</text:span>: atualiza dados, <text:span text:style-name="Strong_20_Emphasis">DELETE</text:span>: remove dados.</text:p>
      <text:p text:style-name="Standard"/>
      <text:h text:style-name="Heading_20_3" text:outline-level="3">URL x URI x URN:</text:h>
      <text:p text:style-name="Text_20_body"/>
      <text:p text:style-name="Standard">URL – Uniform Resource Locator | Localizador de Recursos Universal</text:p>
      <text:p text:style-name="Standard">● Exemplo de URL</text:p>
      <text:p text:style-name="Standard">○ fatecpg.edu.br</text:p>
      <text:p text:style-name="Standard">URN – Uniform Resource Name | Nome de Recursos Universal</text:p>
      <text:p text:style-name="Standard">● Exemplo de URN</text:p>
      <text:p text:style-name="Standard">○ home.html</text:p>
      <text:p text:style-name="Standard">URI – Uniform Resource Identifier | Identificador de Recursos Universal</text:p>
      <text:p text:style-name="Standard">● Exemplos de URI</text:p>
      <text:p text:style-name="Standard">○ <text:a xlink:type="simple" xlink:href="https://fatecpg.edu.br/cursos/dsm" text:style-name="Internet_20_link" text:visited-style-name="Visited_20_Internet_20_Link">https://fatecpg.edu.br/cursos/dsm</text:a></text:p>
      <text:p text:style-name="P2"/>
      <text:h text:style-name="P7" text:outline-level="3">O que é Serialização de Objetos?</text:h>
      <text:p text:style-name="P5">Os computadores utilizam os arquivos como estruturas de dados para armazenar (ou persistir) na memória secundária de um sistema, usualmente unidades de disco rígido, grandes volumes de dados.</text:p>
      <text:p text:style-name="Text_20_body"><text:span text:style-name="T1">O mecanismo de serialização de objetos permite converter a representação interna de um objeto para uma sequência de bytes.</text:span> Uma vez serializado, um objeto pode ser salvo em arquivo e recuperado a partir do arquivo e desserializado para recriar o objeto na memória.</text:p>
      <text:p text:style-name="P19"><text:soft-page-break/>O processo de serialização de objetos com o propósito de persisti-los em arquivos de dados passa por três etapas: </text:p>
      <text:p text:style-name="P19">1) estruturar as informações do objeto em uma classe que implementa a interface Serializable;</text:p>
      <text:p text:style-name="P19">2) persistir os objetos serializados em um arquivo binário; </text:p>
      <text:p text:style-name="P19">3) recuperar os objetos serializados do arquivo binário.</text:p>
      <text:p text:style-name="P5"><text:a xlink:type="simple" xlink:href="https://www.devmedia.com.br/serializacao-de-objetos-em-java/23413" text:style-name="Internet_20_link" text:visited-style-name="Visited_20_Internet_20_Link">https://www.devmedia.com.br/serializacao-de-objetos-em-java/23413</text:a></text:p>
      <text:h text:style-name="Heading_20_3" text:outline-level="3">Diferenças Entre Interfaces e Classes:</text:h>
      <text:p text:style-name="P13"><text:span text:style-name="T1">Classes são estruturas que combinam dados (variáveis) e comportamentos (métodos)</text:span>, incluindo sua implementação, e podem ser instanciadas para criar objetos. Também suportam herança.</text:p>
      <text:p text:style-name="P13"><text:span text:style-name="T1">Interfaces são contratos</text:span> que definem apenas as assinaturas dos métodos, sem implementação, e não contêm dados. Elas garantem que as classes que as implementam sigam o contrato, mas não podem ser instanciadas diretamente.</text:p>
      <text:p text:style-name="P14"><text:span text:style-name="T2">A </text:span><text:span text:style-name="Strong_20_Emphasis"><text:span text:style-name="T2">assinatura de um método</text:span></text:span><text:span text:style-name="T2"> refere-se ao seu nome, tipos de parâmetros e tipo de retorno, sem incluir a implementação (o código que define o que o método faz). </text:span></text:p>
      <text:p text:style-name="Standard"/>
      <text:p text:style-name="Standard"><text:a xlink:type="simple" xlink:href="https://pt.stackoverflow.com/questions/136404/diferença-entre-classe-e-interface" text:style-name="Internet_20_link" text:visited-style-name="Visited_20_Internet_20_Link">https://pt.stackoverflow.com/questions/136404/diferen%C3%A7a-entre-classe-e-interface</text:a></text:p>
      <text:p text:style-name="Standard"/>
      <text:h text:style-name="Heading_20_3" text:outline-level="3">Diferenças Entre Classes e Records:</text:h>
      <text:p text:style-name="P4"/>
      <text:p text:style-name="Standard"><text:span text:style-name="T3">O</text:span>s records são estruturas fixas onde o foco é o armazenamento de dados para sua manipulação. As classes são mais dinâmicas onde o foco é o comportamento.</text:p>
      <text:p text:style-name="Standard"/>
      <text:p text:style-name="Standard"><text:a xlink:type="simple" xlink:href="https://www.treinaweb.com.br/blog/conheca-o-recurso-de-records-no-java" text:style-name="Internet_20_link" text:visited-style-name="Visited_20_Internet_20_Link">https://www.treinaweb.com.br/blog/conheca-o-recurso-de-records-no-java</text:a></text:p>
      <text:p text:style-name="Standard"/>
      <text:h text:style-name="Heading_20_3" text:outline-level="3">Gerenciadores de dependências:</text:h>
      <text:p text:style-name="Text_20_body">Maven e Gradle são ferramentas de automação de</text:p>
      <text:p text:style-name="Text_20_body">compilação e gerenciamento de dependência<text:span text:style-name="T4">s.</text:span></text:p>
      <text:h text:style-name="Heading_20_3" text:outline-level="3"><text:soft-page-break/>Diferenças:</text:h>
      <text:list text:style-name="L2">
        <text:list-item>
          <text:p text:style-name="P16">Maven usa arquivos XML para gerenciar as dependências e descreve a lógica de construção usando plugins.</text:p>
        </text:list-item>
        <text:list-item>
          <text:p text:style-name="P16">Gradle usa um formato de script e descreve a lógica de construção como código.</text:p>
        </text:list-item>
      </text:list>
      <text:p text:style-name="P15"/>
      <text:h text:style-name="Heading_20_3" text:outline-level="3">Bibliotecas:</text:h>
      <text:h text:style-name="Heading_20_3" text:outline-level="3">Matcher e Pattern:</text:h>
      <text:p text:style-name="Text_20_body">Regex, ou expressões regulares, é uma sequência de caracteres que define um padrão de busca. Elas são muito úteis para realizar buscas e manipulações de strings de forma mais flexível e poderosa.</text:p>
      <text:p text:style-name="Text_20_body">No Java, as classes Matcher e Pattern são utilizadas para trabalhar com expressões regulares. A classe Pattern é responsável por compilar o padrão de busca em um objeto Pattern, enquanto a classe Matcher é utilizada para aplicar esse padrão em uma string e realizar as operações desejadas.</text:p>
      <text:p text:style-name="P15"><text:a xlink:type="simple" xlink:href="https://cursos.alura.com.br/forum/topico-duvida-regex-matcher-e-pattern-268271" text:style-name="Internet_20_link" text:visited-style-name="Visited_20_Internet_20_Link">https://cursos.alura.com.br/forum/topico-duvida-regex-matcher-e-pattern-268271</text:a></text:p>
      <text:h text:style-name="Heading_20_3" text:outline-level="3">FileReader e FileWriter:</text:h>
      <text:p text:style-name="Preformatted_20_Text">FileReader é usado para ler dados de um arquivo de texto, um caractere por vez. Para criar um objeto FileReader, você deve passar o caminho para o arquivo que deseja ler como argumento do construtor.</text:p>
      <text:p text:style-name="Preformatted_20_Text"/>
      <text:p text:style-name="Preformatted_20_Text">FileWriter é usado para gravar dados em um arquivo de texto, um caractere por vez. Ele pode ser usado para escrever qualquer tipo de arquivo de texto, incluindo documentos de texto, arquivos HTML e arquivos XML. Para criar um objeto FileWriter, você deve passar o caminho para o arquivo no qual deseja gravar como argumento do construtor.</text:p>
      <text:p text:style-name="Text_20_body"><text:a xlink:type="simple" xlink:href="https://codespindle.com/Java/Java_fileReader_fileWriter.html" text:style-name="Internet_20_link" text:visited-style-name="Visited_20_Internet_20_Link">https://codespindle.com/Java/Java_fileReader_fileWriter.html</text:a></text:p>
      <text:p text:style-name="Text_20_body"><text:a xlink:type="simple" xlink:href="https://www.devmedia.com.br/classes-de-entrada-e-saida-de-dados-em-java/26029" text:style-name="Internet_20_link" text:visited-style-name="Visited_20_Internet_20_Link">https://www.devmedia.com.br/classes-de-entrada-e-saida-de-dados-em-java/26029</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ira Code" svg:font-family="'Fira Code'" style:font-adornments="Regular" style:font-pitch="fixed"/>
    <style:font-face style:name="Fira Code SemiBold" svg:font-family="'Fira Code SemiBold'" style:font-adornments="Bold Italic"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ira Code" fo:font-family="'Fira Code'" style:font-style-name="Regular" style:font-pitch="fixed" fo:language="pt" fo:country="B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style:font-name="Fira Code SemiBold" fo:font-family="'Fira Code SemiBold'" style:font-style-name="Bold Italic" style:font-pitch="fixed" fo:font-size="14pt" fo:language="pt" fo:country="BR" fo:font-style="italic" fo:font-weight="bold" style:font-size-asian="14pt" style:font-weight-asian="600" style:font-size-complex="14pt"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Fira Code" fo:font-family="'Fira Code'" style:font-style-name="Regular" style:font-pitch="fixed" fo:font-size="12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6:49:27.564536655</meta:creation-date>
    <meta:generator>LibreOffice/24.2.6.2$Linux_X86_64 LibreOffice_project/420$Build-2</meta:generator>
    <dc:date>2024-10-01T18:44:52.707592754</dc:date>
    <meta:editing-duration>PT1H44M41S</meta:editing-duration>
    <meta:editing-cycles>29</meta:editing-cycles>
    <meta:document-statistic meta:table-count="0" meta:image-count="0" meta:object-count="0" meta:page-count="4" meta:paragraph-count="73" meta:word-count="822" meta:character-count="5594" meta:non-whitespace-character-count="4842"/>
  </office:meta>
</office:document-meta>
</file>